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4622e" officeooo:paragraph-rsid="0014622e"/>
    </style:style>
    <style:style style:name="P5" style:family="paragraph" style:parent-style-name="Standard">
      <style:text-properties officeooo:rsid="00151e17" officeooo:paragraph-rsid="00151e17"/>
    </style:style>
    <style:style style:name="P6" style:family="paragraph" style:parent-style-name="Standard">
      <style:text-properties style:text-underline-style="solid" style:text-underline-width="auto" style:text-underline-color="font-color" officeooo:rsid="0019e1d6" officeooo:paragraph-rsid="0019e1d6"/>
    </style:style>
    <style:style style:name="P7" style:family="paragraph" style:parent-style-name="Standard">
      <style:text-properties officeooo:rsid="00168b6a" officeooo:paragraph-rsid="00168b6a"/>
    </style:style>
    <style:style style:name="P8" style:family="paragraph" style:parent-style-name="Standard">
      <style:text-properties officeooo:rsid="00169519" officeooo:paragraph-rsid="00169519"/>
    </style:style>
    <style:style style:name="P9" style:family="paragraph" style:parent-style-name="Standard">
      <style:text-properties officeooo:rsid="0016e8ef" officeooo:paragraph-rsid="0016e8ef"/>
    </style:style>
    <style:style style:name="P10" style:family="paragraph" style:parent-style-name="Standard">
      <style:text-properties officeooo:rsid="0016e8ef" officeooo:paragraph-rsid="00179b01"/>
    </style:style>
    <style:style style:name="P11" style:family="paragraph" style:parent-style-name="Standard">
      <style:text-properties officeooo:rsid="0016e8ef" officeooo:paragraph-rsid="004073b0"/>
    </style:style>
    <style:style style:name="P12" style:family="paragraph" style:parent-style-name="Standard">
      <style:text-properties officeooo:rsid="00179b01" officeooo:paragraph-rsid="00179b01"/>
    </style:style>
    <style:style style:name="P13" style:family="paragraph" style:parent-style-name="Standard">
      <style:text-properties officeooo:rsid="0017ba5a" officeooo:paragraph-rsid="0017ba5a"/>
    </style:style>
    <style:style style:name="P14" style:family="paragraph" style:parent-style-name="Standard">
      <style:text-properties officeooo:rsid="00188cd6" officeooo:paragraph-rsid="00188cd6"/>
    </style:style>
    <style:style style:name="P15" style:family="paragraph" style:parent-style-name="Standard">
      <style:text-properties officeooo:rsid="0019e1d6" officeooo:paragraph-rsid="0019e1d6"/>
    </style:style>
    <style:style style:name="P16" style:family="paragraph" style:parent-style-name="Standard">
      <style:text-properties officeooo:rsid="004073b0" officeooo:paragraph-rsid="004073b0"/>
    </style:style>
    <style:style style:name="P17" style:family="paragraph" style:parent-style-name="Standard">
      <style:text-properties officeooo:rsid="00420fbe" officeooo:paragraph-rsid="00420fbe"/>
    </style:style>
    <style:style style:name="P18" style:family="paragraph" style:parent-style-name="Standard">
      <style:text-properties officeooo:rsid="00643e3e" officeooo:paragraph-rsid="00643e3e"/>
    </style:style>
    <style:style style:name="P19" style:family="paragraph" style:parent-style-name="Text_20_body">
      <style:text-properties officeooo:rsid="00643e3e" officeooo:paragraph-rsid="00643e3e"/>
    </style:style>
    <style:style style:name="P20" style:family="paragraph" style:parent-style-name="Standard">
      <style:text-properties officeooo:rsid="006cd128" officeooo:paragraph-rsid="006cd128"/>
    </style:style>
    <style:style style:name="P21" style:family="paragraph" style:parent-style-name="Text_20_body">
      <style:text-properties officeooo:paragraph-rsid="0041847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text-properties officeooo:paragraph-rsid="006e781b"/>
    </style:style>
    <style:style style:name="P27" style:family="paragraph" style:parent-style-name="Heading_20_1">
      <style:text-properties officeooo:paragraph-rsid="0072b294"/>
    </style:style>
    <style:style style:name="P28" style:family="paragraph" style:parent-style-name="Heading_20_2">
      <style:text-properties officeooo:rsid="0066ef07" officeooo:paragraph-rsid="0066ef07"/>
    </style:style>
    <style:style style:name="P29" style:family="paragraph" style:parent-style-name="Standard" style:list-style-name="L1">
      <style:text-properties officeooo:rsid="0019e1d6" officeooo:paragraph-rsid="0019e1d6"/>
    </style:style>
    <style:style style:name="P30" style:family="paragraph" style:parent-style-name="Standard" style:list-style-name="L2">
      <style:text-properties officeooo:rsid="0014622e" officeooo:paragraph-rsid="0014622e"/>
    </style:style>
    <style:style style:name="P31" style:family="paragraph" style:parent-style-name="Standard" style:list-style-name="L3">
      <style:text-properties officeooo:rsid="0014622e" officeooo:paragraph-rsid="0014622e"/>
    </style:style>
    <style:style style:name="P32" style:family="paragraph" style:parent-style-name="Standard" style:list-style-name="L5">
      <style:text-properties officeooo:rsid="0014622e" officeooo:paragraph-rsid="0014622e"/>
    </style:style>
    <style:style style:name="P33" style:family="paragraph" style:parent-style-name="Standard" style:list-style-name="L6">
      <style:text-properties officeooo:rsid="0014622e" officeooo:paragraph-rsid="0014622e"/>
    </style:style>
    <style:style style:name="P34" style:family="paragraph" style:parent-style-name="Standard" style:list-style-name="L7">
      <style:text-properties officeooo:rsid="0014622e" officeooo:paragraph-rsid="0014622e"/>
    </style:style>
    <style:style style:name="P35" style:family="paragraph" style:parent-style-name="Standard" style:list-style-name="L8">
      <style:text-properties officeooo:rsid="0014622e" officeooo:paragraph-rsid="0014622e"/>
    </style:style>
    <style:style style:name="P36" style:family="paragraph" style:parent-style-name="Standard" style:list-style-name="L9">
      <style:text-properties officeooo:rsid="0014622e" officeooo:paragraph-rsid="00151e17"/>
    </style:style>
    <style:style style:name="P37" style:family="paragraph" style:parent-style-name="Standard" style:list-style-name="L4">
      <style:text-properties officeooo:rsid="00151e17" officeooo:paragraph-rsid="00151e17"/>
    </style:style>
    <style:style style:name="P38" style:family="paragraph" style:parent-style-name="Standard" style:list-style-name="L5">
      <style:text-properties officeooo:rsid="00151e17" officeooo:paragraph-rsid="00151e17"/>
    </style:style>
    <style:style style:name="P39" style:family="paragraph" style:parent-style-name="Standard" style:list-style-name="L9">
      <style:text-properties officeooo:rsid="00151e17" officeooo:paragraph-rsid="00151e17"/>
    </style:style>
    <style:style style:name="P40" style:family="paragraph" style:parent-style-name="Standard" style:list-style-name="L8">
      <style:text-properties officeooo:rsid="00168b6a" officeooo:paragraph-rsid="00168b6a"/>
    </style:style>
    <style:style style:name="P41" style:family="paragraph" style:parent-style-name="Standard" style:list-style-name="L10">
      <style:text-properties officeooo:rsid="00169519" officeooo:paragraph-rsid="00169519"/>
    </style:style>
    <style:style style:name="P42" style:family="paragraph" style:parent-style-name="Standard" style:list-style-name="L11">
      <style:text-properties officeooo:paragraph-rsid="004073b0"/>
    </style:style>
    <style:style style:name="P43" style:family="paragraph" style:parent-style-name="Standard" style:list-style-name="L11">
      <style:text-properties officeooo:rsid="004073b0" officeooo:paragraph-rsid="004073b0"/>
    </style:style>
    <style:style style:name="P44" style:family="paragraph" style:parent-style-name="Standard">
      <style:text-properties officeooo:rsid="004073b0" officeooo:paragraph-rsid="006e781b"/>
    </style:style>
    <style:style style:name="P45" style:family="paragraph" style:parent-style-name="Standard" style:list-style-name="L12">
      <style:text-properties officeooo:rsid="00179b01" officeooo:paragraph-rsid="00179b01"/>
    </style:style>
    <style:style style:name="P46" style:family="paragraph" style:parent-style-name="Standard" style:list-style-name="L12">
      <style:text-properties officeooo:rsid="00643e3e" officeooo:paragraph-rsid="00643e3e"/>
    </style:style>
    <style:style style:name="P47" style:family="paragraph" style:parent-style-name="Standard" style:list-style-name="L13">
      <style:text-properties officeooo:rsid="00188cd6" officeooo:paragraph-rsid="00188cd6"/>
    </style:style>
    <style:style style:name="P48" style:family="paragraph" style:parent-style-name="Standard">
      <style:text-properties officeooo:rsid="006e781b" officeooo:paragraph-rsid="006e781b"/>
    </style:style>
    <style:style style:name="P49" style:family="paragraph" style:parent-style-name="Standard" style:list-style-name="L1">
      <style:text-properties officeooo:rsid="006f4a25" officeooo:paragraph-rsid="006f4a25"/>
    </style:style>
    <style:style style:name="P50" style:family="paragraph" style:parent-style-name="Standard">
      <style:text-properties officeooo:paragraph-rsid="006e781b"/>
    </style:style>
    <style:style style:name="T1" style:family="text">
      <style:text-properties officeooo:rsid="00151e1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073b0"/>
    </style:style>
    <style:style style:name="T4" style:family="text">
      <style:text-properties officeooo:rsid="00169519"/>
    </style:style>
    <style:style style:name="T5" style:family="text">
      <style:text-properties officeooo:rsid="0016e8ef"/>
    </style:style>
    <style:style style:name="T6" style:family="text">
      <style:text-properties officeooo:rsid="00179b01"/>
    </style:style>
    <style:style style:name="T7" style:family="text">
      <style:text-properties officeooo:rsid="00188cd6"/>
    </style:style>
    <style:style style:name="T8" style:family="text">
      <style:text-properties officeooo:rsid="0019e1d6"/>
    </style:style>
    <style:style style:name="T9" style:family="text">
      <style:text-properties officeooo:rsid="001c0d33"/>
    </style:style>
    <style:style style:name="T10" style:family="text">
      <style:text-properties officeooo:rsid="001dd547"/>
    </style:style>
    <style:style style:name="T11" style:family="text">
      <style:text-properties officeooo:rsid="004073b0"/>
    </style:style>
    <style:style style:name="T12" style:family="text">
      <style:text-properties officeooo:rsid="00418470"/>
    </style:style>
    <style:style style:name="T13" style:family="text">
      <style:text-properties officeooo:rsid="00420fbe"/>
    </style:style>
    <style:style style:name="T14" style:family="text">
      <style:text-properties officeooo:rsid="0066ef07"/>
    </style:style>
    <style:style style:name="T15" style:family="text">
      <style:text-properties officeooo:rsid="0068db76"/>
    </style:style>
    <style:style style:name="T16" style:family="text">
      <style:text-properties officeooo:rsid="00698d9f"/>
    </style:style>
    <style:style style:name="T17" style:family="text">
      <style:text-properties officeooo:rsid="006b6a42"/>
    </style:style>
    <style:style style:name="T18" style:family="text">
      <style:text-properties officeooo:rsid="006d81b8"/>
    </style:style>
    <style:style style:name="T19" style:family="text">
      <style:text-properties officeooo:rsid="006e781b"/>
    </style:style>
    <style:style style:name="T20" style:family="text">
      <style:text-properties fo:font-style="italic" officeooo:rsid="006e781b" style:font-style-asian="italic" style:font-style-complex="italic"/>
    </style:style>
    <style:style style:name="T21" style:family="text">
      <style:text-properties fo:font-style="italic" fo:font-weight="bold" officeooo:rsid="006e781b" style:font-style-asian="italic" style:font-weight-asian="bold" style:font-style-complex="italic" style:font-weight-complex="bold"/>
    </style:style>
    <style:style style:name="T22" style:family="text">
      <style:text-properties officeooo:rsid="006f4a25"/>
    </style:style>
    <style:style style:name="T23" style:family="text">
      <style:text-properties officeooo:rsid="0070c347"/>
    </style:style>
    <style:style style:name="T24" style:family="text">
      <style:text-properties officeooo:rsid="007392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intervention</text:p>
      <text:p text:style-name="P4"/>
      <text:p text:style-name="P6">Pré-requis d’installation :</text:p>
      <text:list xml:id="list1473496514" text:style-name="L1">
        <text:list-item>
          <text:p text:style-name="P29">JDK <text:span text:style-name="T22">21</text:span></text:p>
        </text:list-item>
        <text:list-item>
          <text:p text:style-name="P29">IDE : <text:span text:style-name="T22">Spring Tools Suite recommandé, VSCode, IntelliJ</text:span></text:p>
        </text:list-item>
        <text:list-item>
          <text:p text:style-name="P29">Git</text:p>
        </text:list-item>
        <text:list-item>
          <text:p text:style-name="P29">Docker <text:span text:style-name="T9">et docker-compo</text:span><text:span text:style-name="T17">se</text:span></text:p>
        </text:list-item>
        <text:list-item>
          <text:p text:style-name="P49">Apache JMeter</text:p>
        </text:list-item>
      </text:list>
      <text:p text:style-name="P15"/>
      <text:p text:style-name="P20">Tous les supports (Présentations, Énoncés d’ateliers , et solutions ) seront fournis sous forme de dépôt github.</text:p>
      <text:list xml:id="list103026123486572" text:continue-numbering="true" text:style-name="L1">
        <text:list-header>
          <text:p text:style-name="P29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273_1115560840" text:style-name="Index_20_Link" text:visited-style-name="Index_20_Link">Jour 1 (présentiel) : Etat des lieux<text:tab/>2</text:a></text:p>
          <text:p text:style-name="P2"><text:a xlink:type="simple" xlink:href="#__RefHeading___Toc9226_1115560840" text:style-name="Index_20_Link" text:visited-style-name="Index_20_Link">Environnement de développement<text:tab/>2</text:a></text:p>
          <text:p text:style-name="P2"><text:a xlink:type="simple" xlink:href="#__RefHeading___Toc9228_1115560840" text:style-name="Index_20_Link" text:visited-style-name="Index_20_Link">Gestion des sources<text:tab/>2</text:a></text:p>
          <text:p text:style-name="P2"><text:a xlink:type="simple" xlink:href="#__RefHeading___Toc9230_1115560840" text:style-name="Index_20_Link" text:visited-style-name="Index_20_Link">Pilotage projet<text:tab/>2</text:a></text:p>
          <text:p text:style-name="P2"><text:a xlink:type="simple" xlink:href="#__RefHeading___Toc9232_1115560840" text:style-name="Index_20_Link" text:visited-style-name="Index_20_Link">Qualité :<text:tab/>2</text:a></text:p>
          <text:p text:style-name="P2"><text:a xlink:type="simple" xlink:href="#__RefHeading___Toc9234_1115560840" text:style-name="Index_20_Link" text:visited-style-name="Index_20_Link">Releasing<text:tab/>2</text:a></text:p>
          <text:p text:style-name="P2"><text:a xlink:type="simple" xlink:href="#__RefHeading___Toc9236_1115560840" text:style-name="Index_20_Link" text:visited-style-name="Index_20_Link">Tests d’intégration<text:tab/>2</text:a></text:p>
          <text:p text:style-name="P2"><text:a xlink:type="simple" xlink:href="#__RefHeading___Toc9238_1115560840" text:style-name="Index_20_Link" text:visited-style-name="Index_20_Link">Déploiement<text:tab/>2</text:a></text:p>
          <text:p text:style-name="P2"><text:a xlink:type="simple" xlink:href="#__RefHeading___Toc9240_1115560840" text:style-name="Index_20_Link" text:visited-style-name="Index_20_Link">Surveillance de l’exploitation<text:tab/>2</text:a></text:p>
          <text:p text:style-name="P2"><text:a xlink:type="simple" xlink:href="#__RefHeading___Toc275_1115560840" text:style-name="Index_20_Link" text:visited-style-name="Index_20_Link">Synthèse<text:tab/>3</text:a></text:p>
          <text:p text:style-name="P1"><text:a xlink:type="simple" xlink:href="#__RefHeading___Toc277_1115560840" text:style-name="Index_20_Link" text:visited-style-name="Index_20_Link">Jour 2 (présentiel) : Starters SpringBoot3<text:tab/>3</text:a></text:p>
          <text:p text:style-name="P1"><text:a xlink:type="simple" xlink:href="#__RefHeading___Toc10017_1115560840" text:style-name="Index_20_Link" text:visited-style-name="Index_20_Link">Jours 3,4,5 (présentiel) : Design patterns pour les micro-services<text:tab/>3</text:a></text:p>
          <text:p text:style-name="P2"><text:a xlink:type="simple" xlink:href="#__RefHeading___Toc279_1115560840" text:style-name="Index_20_Link" text:visited-style-name="Index_20_Link">Introduction au architecture micro-services<text:tab/>3</text:a></text:p>
          <text:p text:style-name="P2"><text:a xlink:type="simple" xlink:href="#__RefHeading___Toc8924_1115560840" text:style-name="Index_20_Link" text:visited-style-name="Index_20_Link">Stratégies de décomposition<text:tab/>3</text:a></text:p>
          <text:p text:style-name="P2"><text:a xlink:type="simple" xlink:href="#__RefHeading___Toc8926_1115560840" text:style-name="Index_20_Link" text:visited-style-name="Index_20_Link">Configuration externalisée et centralisée<text:tab/>3</text:a></text:p>
          <text:p text:style-name="P2"><text:a xlink:type="simple" xlink:href="#__RefHeading___Toc8928_1115560840" text:style-name="Index_20_Link" text:visited-style-name="Index_20_Link">Interactions entre services<text:tab/>4</text:a></text:p>
          <text:p text:style-name="P2"><text:a xlink:type="simple" xlink:href="#__RefHeading___Toc8930_1115560840" text:style-name="Index_20_Link" text:visited-style-name="Index_20_Link">Cohérence des données et transactions<text:tab/>4</text:a></text:p>
          <text:p text:style-name="P2"><text:a xlink:type="simple" xlink:href="#__RefHeading___Toc8932_1115560840" text:style-name="Index_20_Link" text:visited-style-name="Index_20_Link">Logique métier<text:tab/>4</text:a></text:p>
          <text:p text:style-name="P2"><text:a xlink:type="simple" xlink:href="#__RefHeading___Toc8934_1115560840" text:style-name="Index_20_Link" text:visited-style-name="Index_20_Link">Requêtage<text:tab/>4</text:a></text:p>
          <text:p text:style-name="P2"><text:a xlink:type="simple" xlink:href="#__RefHeading___Toc8936_1115560840" text:style-name="Index_20_Link" text:visited-style-name="Index_20_Link">API Externe<text:tab/>4</text:a></text:p>
          <text:p text:style-name="P2"><text:a xlink:type="simple" xlink:href="#__RefHeading___Toc8938_1115560840" text:style-name="Index_20_Link" text:visited-style-name="Index_20_Link">Sécurité<text:tab/>4</text:a></text:p>
          <text:p text:style-name="P2"><text:a xlink:type="simple" xlink:href="#__RefHeading___Toc8940_1115560840" text:style-name="Index_20_Link" text:visited-style-name="Index_20_Link">Observabilité<text:tab/>4</text:a></text:p>
          <text:p text:style-name="P1"><text:a xlink:type="simple" xlink:href="#__RefHeading___Toc285_1115560840" text:style-name="Index_20_Link" text:visited-style-name="Index_20_Link">Fin Jour 5 (présentiel)<text:tab/>4</text:a></text:p>
          <text:p text:style-name="P2"><text:a xlink:type="simple" xlink:href="#__RefHeading___Toc9242_1115560840" text:style-name="Index_20_Link" text:visited-style-name="Index_20_Link">Identification du POC BCEAO<text:tab/>4</text:a></text:p>
          <text:p text:style-name="P2"><text:a xlink:type="simple" xlink:href="#__RefHeading___Toc9278_1115560840" text:style-name="Index_20_Link" text:visited-style-name="Index_20_Link">Définition de l’architecture et APIs<text:tab/>4</text:a></text:p>
          <text:p text:style-name="P2"><text:a xlink:type="simple" xlink:href="#__RefHeading___Toc9248_1115560840" text:style-name="Index_20_Link" text:visited-style-name="Index_20_Link">Répartition des groupes projet<text:tab/>4</text:a></text:p>
          <text:p text:style-name="P1"><text:a xlink:type="simple" xlink:href="#__RefHeading___Toc287_1115560840" text:style-name="Index_20_Link" text:visited-style-name="Index_20_Link">Jour 6 et 7 et 8 à 11: POC<text:tab/>5</text:a></text:p>
        </text:index-body>
      </text:table-of-content>
      <text:h text:style-name="P24" text:outline-level="1"/>
      <text:h text:style-name="P25" text:outline-level="1"><text:bookmark-start text:name="__RefHeading___Toc273_1115560840"/>Jour 1 <text:span text:style-name="T8">(présentiel) </text:span>: Etat des lieux <text:bookmark-end text:name="__RefHeading___Toc273_1115560840"/></text:h>
      <text:p text:style-name="P4"/>
      <text:h text:style-name="Heading_20_2" text:outline-level="2"><text:bookmark-start text:name="__RefHeading___Toc9226_1115560840"/>Environnement de développement <text:bookmark-end text:name="__RefHeading___Toc9226_1115560840"/></text:h>
      <text:list xml:id="list248312491" text:style-name="L2">
        <text:list-item>
          <text:p text:style-name="P30">IDE, plugins</text:p>
        </text:list-item>
        <text:list-item>
          <text:p text:style-name="P30">Outil de build</text:p>
        </text:list-item>
        <text:list-item>
          <text:p text:style-name="P30">Stack technologique, Frameworks</text:p>
        </text:list-item>
        <text:list-item>
          <text:p text:style-name="P30">Pratique des tests unitaire<text:span text:style-name="T1">s</text:span></text:p>
        </text:list-item>
        <text:list-item>
          <text:p text:style-name="P30">Cycle Code/ Deploy / Test</text:p>
        </text:list-item>
      </text:list>
      <text:p text:style-name="P4"/>
      <text:h text:style-name="Heading_20_2" text:outline-level="2"><text:bookmark-start text:name="__RefHeading___Toc9228_1115560840"/>Gestion des sources<text:bookmark-end text:name="__RefHeading___Toc9228_1115560840"/></text:h>
      <text:list xml:id="list3227661197" text:style-name="L3">
        <text:list-item>
          <text:p text:style-name="P31">Dépôt<text:span text:style-name="T24">s</text:span> utilisés, branches, </text:p>
        </text:list-item>
        <text:list-item>
          <text:p text:style-name="P31"><text:span text:style-name="T24">W</text:span>orkflow de collaboration</text:p>
        </text:list-item>
      </text:list>
      <text:p text:style-name="P5"/>
      <text:h text:style-name="Heading_20_2" text:outline-level="2"><text:bookmark-start text:name="__RefHeading___Toc9230_1115560840"/>Pilotage <text:span text:style-name="T14">projet</text:span><text:bookmark-end text:name="__RefHeading___Toc9230_1115560840"/></text:h>
      <text:list xml:id="list2062397993" text:style-name="L4">
        <text:list-item>
          <text:p text:style-name="P37">Planification et Suivi des travaux</text:p>
        </text:list-item>
        <text:list-item>
          <text:p text:style-name="P37">Implication du métier</text:p>
        </text:list-item>
      </text:list>
      <text:p text:style-name="P4"/>
      <text:h text:style-name="Heading_20_2" text:outline-level="2"><text:bookmark-start text:name="__RefHeading___Toc9232_1115560840"/>Qualité :<text:bookmark-end text:name="__RefHeading___Toc9232_1115560840"/></text:h>
      <text:list xml:id="list4290292126" text:style-name="L5">
        <text:list-item>
          <text:p text:style-name="P32">Revue de code</text:p>
        </text:list-item>
        <text:list-item>
          <text:p text:style-name="P32">Analyse <text:span text:style-name="T1">statique qualité</text:span></text:p>
        </text:list-item>
        <text:list-item>
          <text:p text:style-name="P38">Analyse de vulnérabilité</text:p>
        </text:list-item>
      </text:list>
      <text:p text:style-name="P4"/>
      <text:h text:style-name="Heading_20_2" text:outline-level="2"><text:bookmark-start text:name="__RefHeading___Toc9234_1115560840"/>Releasing<text:bookmark-end text:name="__RefHeading___Toc9234_1115560840"/></text:h>
      <text:list xml:id="list2120299207" text:style-name="L6">
        <text:list-item>
          <text:p text:style-name="P33">Processus de release</text:p>
        </text:list-item>
        <text:list-item>
          <text:p text:style-name="P33">Packagin<text:span text:style-name="T1">g</text:span></text:p>
        </text:list-item>
        <text:list-item>
          <text:p text:style-name="P33">Dépôts d’artefacts </text:p>
        </text:list-item>
      </text:list>
      <text:p text:style-name="P4"/>
      <text:h text:style-name="Heading_20_2" text:outline-level="2"><text:bookmark-start text:name="__RefHeading___Toc9236_1115560840"/>Tests d’intégration<text:bookmark-end text:name="__RefHeading___Toc9236_1115560840"/></text:h>
      <text:list xml:id="list4282327115" text:style-name="L7">
        <text:list-item>
          <text:p text:style-name="P34">Environnement d’intégration</text:p>
        </text:list-item>
        <text:list-item>
          <text:p text:style-name="P34">Types de test d’intégration</text:p>
        </text:list-item>
      </text:list>
      <text:p text:style-name="P4"/>
      <text:h text:style-name="Heading_20_2" text:outline-level="2"><text:bookmark-start text:name="__RefHeading___Toc9238_1115560840"/><text:span text:style-name="T14">D</text:span>éploiement<text:bookmark-end text:name="__RefHeading___Toc9238_1115560840"/></text:h>
      <text:list xml:id="list4023977950" text:style-name="L8">
        <text:list-item>
          <text:p text:style-name="P35">Relation avec les gestionnaire <text:s/>d’infra</text:p>
        </text:list-item>
        <text:list-item>
          <text:p text:style-name="P35">Procédure de déploiement</text:p>
        </text:list-item>
        <text:list-item>
          <text:p text:style-name="P40">Gestion des migrations de schéma</text:p>
        </text:list-item>
      </text:list>
      <text:p text:style-name="P4"/>
      <text:h text:style-name="Heading_20_2" text:outline-level="2"><text:bookmark-start text:name="__RefHeading___Toc9240_1115560840"/>Surveillance <text:span text:style-name="T23">de l’exploitation</text:span><text:bookmark-end text:name="__RefHeading___Toc9240_1115560840"/></text:h>
      <text:list xml:id="list3912769096" text:style-name="L9">
        <text:list-item>
          <text:p text:style-name="P39">Mécanismes de monitoring</text:p>
        </text:list-item>
        <text:list-item>
          <text:p text:style-name="P39">Statistiques d’utilisation</text:p>
        </text:list-item>
        <text:list-item>
          <text:p text:style-name="P39">Feed-back utilisateurs finaux</text:p>
        </text:list-item>
        <text:list-item>
          <text:p text:style-name="P36"><text:span text:style-name="T1">Gestion des issues</text:span> </text:p>
        </text:list-item>
      </text:list>
      <text:p text:style-name="P5"><text:soft-page-break/></text:p>
      <text:h text:style-name="P28" text:outline-level="2"><text:bookmark-start text:name="__RefHeading___Toc275_1115560840"/>Synthèse<text:bookmark-end text:name="__RefHeading___Toc275_1115560840"/></text:h>
      <text:list xml:id="list785856276" text:style-name="L10">
        <text:list-item>
          <text:p text:style-name="P41">Document de synthèse </text:p>
        </text:list-item>
        <text:list-item>
          <text:p text:style-name="P41">Identification d’une application BCEAO <text:span text:style-name="T5">typique et objectifs d’évolution : Migration socle 3, micro-service ?</text:span></text:p>
        </text:list-item>
      </text:list>
      <text:p text:style-name="P5"/>
      <text:h text:style-name="P27" text:outline-level="1"><text:bookmark-start text:name="__RefHeading___Toc277_1115560840"/>Jour 2 <text:span text:style-name="T8">(présentiel) : </text:span><text:span text:style-name="T19">Starters </text:span><text:span text:style-name="T10">SpringBoot3</text:span><text:bookmark-end text:name="__RefHeading___Toc277_1115560840"/></text:h>
      <text:p text:style-name="P7"/>
      <text:p text:style-name="P50"><text:span text:style-name="T3">Objectifs :</text:span><text:span text:style-name="T11"> </text:span></text:p>
      <text:p text:style-name="P44">Présenter les nouveaux starters et des pratiques de développement dans l’environnement SpringBoot 3. </text:p>
      <text:p text:style-name="P44">Insister sur les problématiques de l’environnement de développement d’un <text:s/>microservice avec <text:span text:style-name="T19">ses </text:span>dépendances</text:p>
      <text:p text:style-name="P16"/>
      <text:p text:style-name="P11"><text:span text:style-name="T11">L’exemple est </text:span>une architecture micro-service <text:span text:style-name="T11">inspiré de l’existant </text:span>BCEAO <text:span text:style-name="T11">supposé </text:span></text:p>
      <text:p text:style-name="P11"/>
      <text:p text:style-name="P11"><text:span text:style-name="T11">3</text:span> micro-services <text:span text:style-name="T11">font partie de l’architecture :</text:span></text:p>
      <text:list xml:id="list4008278311" text:style-name="L11">
        <text:list-item>
          <text:p text:style-name="P43"><text:span text:style-name="T21">workflow-service</text:span><text:span text:style-name="T19"> : </text:span>Reactive Mongo</text:p>
        </text:list-item>
        <text:list-item>
          <text:p text:style-name="P43"><text:span text:style-name="T21">banques-services</text:span><text:span text:style-name="T19"> : </text:span>Impératif PostgreSQL</text:p>
        </text:list-item>
        <text:list-item>
          <text:p text:style-name="P43">Gateway <text:span text:style-name="T19">for frontend</text:span> </text:p>
          <text:p text:style-name="P42"/>
        </text:list-item>
      </text:list>
      <text:p text:style-name="P16">Pour chaque projet, le code source, les tests, le packaging sont commentés. Les stagiaires exécutent le projet sur leur poste </text:p>
      <text:h text:style-name="Heading_20_2" text:outline-level="2"/>
      <text:h text:style-name="P26" text:outline-level="1"><text:bookmark-start text:name="__RefHeading___Toc10017_1115560840"/><text:span text:style-name="T19">Jours </text:span><text:span text:style-name="T8">3,4,</text:span><text:span text:style-name="T18">5</text:span> <text:span text:style-name="T8">(présentiel) </text:span>: <text:span text:style-name="T19">Design patterns pour les </text:span>micro-services<text:bookmark-end text:name="__RefHeading___Toc10017_1115560840"/></text:h>
      <text:p text:style-name="P21"><text:span text:style-name="T12">Support classique avec slides et ateliers pédagogiques </text:span></text:p>
      <text:h text:style-name="Heading_20_2" text:outline-level="2"><text:bookmark-start text:name="__RefHeading___Toc279_1115560840"/>Introduction <text:span text:style-name="T13">au </text:span><text:span text:style-name="T4">architecture micro-services</text:span><text:bookmark-end text:name="__RefHeading___Toc279_1115560840"/></text:h>
      <text:p text:style-name="P8">Objectifs, <text:span text:style-name="T13">Bénéfices attendus, Contraintes </text:span></text:p>
      <text:p text:style-name="P17">Problématiques et <text:span text:style-name="T5">Design patterns</text:span></text:p>
      <text:p text:style-name="P9">Services transverses : Framework ou Infra</text:p>
      <text:p text:style-name="P9"/>
      <text:h text:style-name="Heading_20_2" text:outline-level="2"><text:bookmark-start text:name="__RefHeading___Toc8924_1115560840"/>Stratégies de décomposition<text:bookmark-end text:name="__RefHeading___Toc8924_1115560840"/></text:h>
      <text:p text:style-name="P19">Business Capacity Pattern </text:p>
      <text:p text:style-name="P19">Subdomain Pattern</text:p>
      <text:p text:style-name="P19">Définition de l’API</text:p>
      <text:h text:style-name="Heading_20_2" text:outline-level="2"><text:bookmark-start text:name="__RefHeading___Toc8926_1115560840"/>Configuration <text:span text:style-name="T8">externalisée et </text:span>centralisée<text:bookmark-end text:name="__RefHeading___Toc8926_1115560840"/></text:h>
      <text:p text:style-name="P48">Exemple de SpringCloudConfig <text:s/>Server</text:p>
      <text:p text:style-name="P18"/>
      <text:h text:style-name="Heading_20_2" text:outline-level="2"><text:bookmark-start text:name="__RefHeading___Toc8928_1115560840"/><text:soft-page-break/>Interactions entre services<text:bookmark-end text:name="__RefHeading___Toc8928_1115560840"/></text:h>
      <text:p text:style-name="P9">Introduction</text:p>
      <text:p text:style-name="P9"><text:span text:style-name="T6">Interactions </text:span>RPC</text:p>
      <text:p text:style-name="P9">Messaging</text:p>
      <text:p text:style-name="P9"/>
      <text:h text:style-name="Heading_20_2" text:outline-level="2"><text:bookmark-start text:name="__RefHeading___Toc8930_1115560840"/>Cohérence des données et transactions<text:bookmark-end text:name="__RefHeading___Toc8930_1115560840"/></text:h>
      <text:p text:style-name="P9">Saga Pattern</text:p>
      <text:p text:style-name="P9"/>
      <text:h text:style-name="Heading_20_2" text:outline-level="2"><text:bookmark-start text:name="__RefHeading___Toc8932_1115560840"/>Logique métier<text:bookmark-end text:name="__RefHeading___Toc8932_1115560840"/></text:h>
      <text:p text:style-name="P9">Transactional Script Pattern</text:p>
      <text:p text:style-name="P9">Patterns orienté objet</text:p>
      <text:p text:style-name="P9">Event Sourcing Pattern</text:p>
      <text:p text:style-name="P9"/>
      <text:h text:style-name="Heading_20_2" text:outline-level="2"><text:bookmark-start text:name="__RefHeading___Toc8934_1115560840"/>Requêtage<text:bookmark-end text:name="__RefHeading___Toc8934_1115560840"/></text:h>
      <text:p text:style-name="P9">API Composition Pattern</text:p>
      <text:p text:style-name="P9">CQRS Pattern</text:p>
      <text:p text:style-name="P9"/>
      <text:h text:style-name="Heading_20_2" text:outline-level="2"><text:bookmark-start text:name="__RefHeading___Toc8936_1115560840"/>API Externe<text:bookmark-end text:name="__RefHeading___Toc8936_1115560840"/></text:h>
      <text:p text:style-name="P9">Gateway Pattern</text:p>
      <text:p text:style-name="P9"/>
      <text:h text:style-name="Heading_20_2" text:outline-level="2"><text:bookmark-start text:name="__RefHeading___Toc8938_1115560840"/>Sécurité <text:bookmark-end text:name="__RefHeading___Toc8938_1115560840"/></text:h>
      <text:list xml:id="list4128752907" text:style-name="L12">
        <text:list-item>
          <text:p text:style-name="P45">Stratégies</text:p>
        </text:list-item>
        <text:list-item>
          <text:p text:style-name="P46">Sécurisation via oAuth2</text:p>
        </text:list-item>
        <text:list-item>
          <text:p text:style-name="P45">Propagation de Jeton</text:p>
        </text:list-item>
        <text:list-item>
          <text:p text:style-name="P45">Client-credentials</text:p>
        </text:list-item>
      </text:list>
      <text:p text:style-name="P12"/>
      <text:h text:style-name="Heading_20_2" text:outline-level="2"><text:bookmark-start text:name="__RefHeading___Toc8940_1115560840"/>Observabilité<text:bookmark-end text:name="__RefHeading___Toc8940_1115560840"/></text:h>
      <text:list xml:id="list1534991859" text:style-name="L13">
        <text:list-item>
          <text:p text:style-name="P47">Health</text:p>
        </text:list-item>
        <text:list-item>
          <text:p text:style-name="P47">Métriques</text:p>
        </text:list-item>
        <text:list-item>
          <text:p text:style-name="P47">Tracing</text:p>
        </text:list-item>
      </text:list>
      <text:p text:style-name="P12"/>
      <text:p text:style-name="P10"/>
      <text:h text:style-name="Heading_20_1" text:outline-level="1"><text:bookmark-start text:name="__RefHeading___Toc285_1115560840"/><text:span text:style-name="T18">Fin </text:span>Jour 5 <text:span text:style-name="T8">(présentiel)</text:span><text:bookmark-end text:name="__RefHeading___Toc285_1115560840"/></text:h>
      <text:h text:style-name="Heading_20_2" text:outline-level="2"><text:bookmark-start text:name="__RefHeading___Toc9242_1115560840"/>Identification du POC BCEAO<text:bookmark-end text:name="__RefHeading___Toc9242_1115560840"/></text:h>
      <text:h text:style-name="Heading_20_2" text:outline-level="2"><text:bookmark-start text:name="__RefHeading___Toc9278_1115560840"/>Définition de l’architecture <text:span text:style-name="T15">et </text:span>APIs<text:bookmark-end text:name="__RefHeading___Toc9278_1115560840"/></text:h>
      <text:h text:style-name="Heading_20_2" text:outline-level="2"><text:bookmark-start text:name="__RefHeading___Toc9248_1115560840"/>Répartition des groupes <text:span text:style-name="T7">projet</text:span><text:bookmark-end text:name="__RefHeading___Toc9248_1115560840"/></text:h>
      <text:p text:style-name="P13"/>
      <text:p text:style-name="P13"/>
      <text:h text:style-name="Heading_20_1" text:outline-level="1"><text:bookmark-start text:name="__RefHeading___Toc287_1115560840"/><text:soft-page-break/>Jour 6 et 7 <text:span text:style-name="T16">et 8 à 11: POC</text:span><text:bookmark-end text:name="__RefHeading___Toc287_1115560840"/></text:h>
      <text:p text:style-name="P14">Démarrage de projet, organisation des tâches </text:p>
      <text:p text:style-name="P14">Choix des starters</text:p>
      <text:p text:style-name="P14"/>
      <text:h text:style-name="Heading_20_1" text:outline-level="1" text:is-list-header="true"><text:bookmark-start text:name="__RefHeading___Toc289_1115560840"/><text:bookmark-end text:name="__RefHeading___Toc289_1115560840"/></text:h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38:08.203347384</meta:creation-date>
    <dc:date>2024-02-19T10:30:25.019402739</dc:date>
    <meta:editing-duration>P4DT6H25M34S</meta:editing-duration>
    <meta:editing-cycles>25</meta:editing-cycles>
    <meta:generator>LibreOffice/7.3.7.2$Linux_X86_64 LibreOffice_project/30$Build-2</meta:generator>
    <meta:print-date>2024-02-19T09:53:04.377586076</meta:print-date>
    <meta:document-statistic meta:table-count="0" meta:image-count="0" meta:object-count="0" meta:page-count="5" meta:paragraph-count="127" meta:word-count="539" meta:character-count="3572" meta:non-whitespace-character-count="3182"/>
  </office:meta>
</office:document-meta>
</file>